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3.9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3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728cm" fo:min-width="4.2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1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Times New Roman Cyr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6.69cm" svg:x="2.1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21.2cm" svg:y="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9cm" svg:height="6.69cm" svg:x="16.3cm" svg:y="7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6.69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6.6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cm" svg:height="6.69cm" svg:x="2.1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6.69cm" svg:x="21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6.19cm" svg:x="11.4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cm" svg:height="6.09cm" svg:x="16.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7cm" svg:height="3.011cm" svg:x="2.1cm" svg:y="8.689cm">
          <draw:text-box>
            <text:p><text:span text:style-name="T1">Tier 2/1</text:span></text:p>
          </draw:text-box>
        </draw:frame>
        <draw:frame draw:style-name="gr9" draw:text-style-name="P4" draw:layer="layout" svg:width="3.7cm" svg:height="2.6cm" svg:x="12.2cm" svg:y="3.3cm">
          <draw:text-box>
            <text:p><text:span text:style-name="T1">Tier 3</text:span></text:p>
          </draw:text-box>
        </draw:frame>
        <draw:frame draw:style-name="gr10" draw:text-style-name="P6" draw:layer="layout" svg:width="4.4cm" svg:height="2.141cm" svg:x="2.2cm" svg:y="15.8cm">
          <draw:text-box>
            <text:p text:style-name="P5"><text:span text:style-name="T2">Deck- Out Pile</text:span></text:p>
          </draw:text-box>
        </draw:frame>
        <draw:frame draw:style-name="gr9" draw:text-style-name="P4" draw:layer="layout" svg:width="3.7cm" svg:height="2.6cm" svg:x="21.9cm" svg:y="15.8cm">
          <draw:text-box>
            <text:p><text:span text:style-name="T1">Deck</text:span></text:p>
          </draw:text-box>
        </draw:frame>
        <draw:frame draw:style-name="gr11" draw:text-style-name="P7" draw:layer="layout" svg:width="4.2cm" svg:height="3.086cm" svg:x="17.1cm" svg:y="3cm">
          <draw:text-box>
            <text:p><text:span text:style-name="T2">Realm Invocation</text:span></text:p>
          </draw:text-box>
        </draw:frame>
        <draw:frame draw:style-name="gr8" draw:text-style-name="P4" draw:layer="layout" svg:width="4.7cm" svg:height="3.011cm" svg:x="6.8cm" svg:y="8.589cm">
          <draw:text-box>
            <text:p><text:span text:style-name="T1">Tier 2/1</text:span></text:p>
          </draw:text-box>
        </draw:frame>
        <draw:frame draw:style-name="gr12" draw:text-style-name="P4" draw:layer="layout" svg:width="4.7cm" svg:height="2.001cm" svg:x="21.4cm" svg:y="8.9cm">
          <draw:text-box>
            <text:p><text:span text:style-name="T1">Tier 2/1</text:span></text:p>
          </draw:text-box>
        </draw:frame>
        <draw:frame draw:style-name="gr13" draw:text-style-name="P4" draw:layer="layout" svg:width="4.7cm" svg:height="3.411cm" svg:x="16.6cm" svg:y="8.589cm">
          <draw:text-box>
            <text:p><text:span text:style-name="T1">Tier 2/1</text:span></text:p>
          </draw:text-box>
        </draw:frame>
        <draw:frame draw:style-name="gr8" draw:text-style-name="P4" draw:layer="layout" svg:width="4.7cm" svg:height="3.011cm" svg:x="11.6cm" svg:y="8.7cm">
          <draw:text-box>
            <text:p><text:span text:style-name="T1">Tier 2/1</text:span></text:p>
          </draw:text-box>
        </draw:frame>
        <draw:custom-shape draw:style-name="gr5" draw:text-style-name="P1" draw:layer="layout" svg:width="5.1cm" svg:height="6.69cm" svg:x="11.4cm" svg:y="13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4cm" svg:height="2.6cm" svg:x="11.8cm" svg:y="15.5cm">
          <draw:text-box>
            <text:p text:style-name="P5"><text:span text:style-name="T3">Creation Pile</text:span></text:p>
          </draw:text-box>
        </draw:frame>
        <draw:custom-shape draw:style-name="gr6" draw:text-style-name="P3" draw:layer="layout" svg:width="5cm" svg:height="6.19cm" svg:x="2cm" svg:y="1.1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3.011cm" svg:x="2.1cm" svg:y="3.2cm">
          <draw:text-box>
            <text:p><text:span text:style-name="T1">Disas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4:18.826494455</meta:creation-date>
    <dc:date>2021-01-21T11:06:13.764123157</dc:date>
    <meta:editing-duration>PT13M22S</meta:editing-duration>
    <meta:editing-cycles>7</meta:editing-cycles>
    <meta:generator>LibreOffice/6.4.6.2$Linux_X86_64 LibreOffice_project/40$Build-2</meta:generator>
    <meta:document-statistic meta:object-count="22"/>
  </office:meta>
</office:document-meta>
</file>